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D0000011982A22642BECCE0F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6.479cm" svg:y="2.328cm" svg:width="2.985cm" svg:height="5.948cm" draw:z-index="0"><draw:image xlink:href="Pictures/100000010000008D0000011982A22642BECCE0F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2T11:49:49.820000000</meta:creation-date>
    <meta:generator>LibreOffice/7.2.7.2$Windows_X86_64 LibreOffice_project/8d71d29d553c0f7dcbfa38fbfda25ee34cce99a2</meta:generator>
    <dc:date>2022-09-12T11:50:20.421000000</dc:date>
    <meta:editing-duration>PT3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